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paragraph-properties fo:text-align="center" style:justify-single-word="false"/>
      <style:text-properties officeooo:paragraph-rsid="00083d4b"/>
    </style:style>
    <style:style style:name="P3" style:family="paragraph" style:parent-style-name="Standard">
      <loext:graphic-properties draw:fill="none"/>
      <style:paragraph-properties fo:margin-left="2.499cm" fo:margin-right="0cm" fo:margin-top="0cm" fo:margin-bottom="0cm" style:contextual-spacing="false" fo:text-indent="0cm" style:auto-text-indent="false" fo:background-color="transparent"/>
      <style:text-properties fo:font-variant="normal" fo:text-transform="none" fo:color="#000000" loext:opacity="100%" style:font-name="system-ui" fo:font-size="11pt" fo:letter-spacing="normal" fo:font-style="italic" style:text-underline-style="none" fo:font-weight="normal" officeooo:rsid="00083d4b" officeooo:paragraph-rsid="00815903" style:font-name-asian="Nimbus Mono L" style:font-size-asian="11pt" style:font-style-asian="italic" style:font-weight-asian="bold" style:font-name-complex="Liberation Mono" style:font-size-complex="11pt" style:font-style-complex="italic" style:font-weight-complex="bold"/>
    </style:style>
    <style:style style:name="P4" style:family="paragraph" style:parent-style-name="Standard">
      <loext:graphic-properties draw:fill="none"/>
      <style:paragraph-properties fo:margin-left="2.499cm" fo:margin-right="0cm" fo:margin-top="0cm" fo:margin-bottom="0cm" style:contextual-spacing="false" fo:text-indent="0cm" style:auto-text-indent="false" fo:background-color="transparent"/>
      <style:text-properties fo:font-variant="normal" fo:text-transform="none" fo:color="#000000" loext:opacity="100%" style:font-name="system-ui" fo:font-size="11pt" fo:letter-spacing="normal" fo:font-style="italic" style:text-underline-style="none" fo:font-weight="normal" officeooo:rsid="00083d4b" officeooo:paragraph-rsid="00f681ff" style:font-name-asian="Nimbus Mono L" style:font-size-asian="11pt" style:font-style-asian="italic" style:font-weight-asian="bold" style:font-name-complex="Liberation Mono" style:font-size-complex="11pt" style:font-style-complex="italic" style:font-weight-complex="bold"/>
    </style:style>
    <style:style style:name="P5"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fo:font-variant="normal" fo:text-transform="none" fo:color="#202020" loext:opacity="100%" style:font-name="apple-system" fo:font-size="10.5pt" fo:letter-spacing="normal" fo:font-style="normal" style:text-underline-style="none" fo:font-weight="bold" officeooo:rsid="00fd4a27" officeooo:paragraph-rsid="00fd4a27" style:font-name-asian="Nimbus Mono L" style:font-size-asian="12pt" style:font-style-asian="italic" style:font-weight-asian="bold" style:font-name-complex="Liberation Mono" style:font-size-complex="12pt" style:font-style-complex="italic" style:font-weight-complex="bold"/>
    </style:style>
    <style:style style:name="P6" style:family="paragraph" style:parent-style-name="Preformatted_20_Text">
      <style:text-properties style:font-name="Liberation Sans" fo:font-size="13pt" fo:font-style="normal" style:text-underline-style="none" officeooo:rsid="00a10d89" officeooo:paragraph-rsid="00dd05d0" style:font-name-asian="Nimbus Mono L" style:font-size-asian="13pt" style:font-style-asian="normal" style:font-name-complex="Liberation Mono" style:font-size-complex="13pt" style:font-style-complex="normal"/>
    </style:style>
    <style:style style:name="P7" style:family="paragraph" style:parent-style-name="Preformatted_20_Text">
      <style:text-properties style:font-name="Liberation Sans" fo:font-size="13pt" fo:font-style="normal" style:text-underline-style="none" officeooo:rsid="00e97b35" officeooo:paragraph-rsid="00f060c8" style:font-name-asian="Nimbus Mono L" style:font-size-asian="13pt" style:font-style-asian="normal" style:font-name-complex="Liberation Mono" style:font-size-complex="13pt" style:font-style-complex="normal"/>
    </style:style>
    <style:style style:name="P8" style:family="paragraph" style:parent-style-name="Preformatted_20_Text">
      <style:text-properties style:font-name="Liberation Sans" fo:font-size="13pt" fo:font-style="normal" style:text-underline-style="none" officeooo:rsid="009cf9f6" officeooo:paragraph-rsid="00f060c8" fo:background-color="transparent" style:font-name-asian="Nimbus Mono L" style:font-size-asian="13pt" style:font-style-asian="normal" style:font-name-complex="Liberation Mono" style:font-size-complex="13pt" style:font-style-complex="normal"/>
    </style:style>
    <style:style style:name="P9" style:family="paragraph" style:parent-style-name="Preformatted_20_Text">
      <style:text-properties style:font-name="Liberation Sans" fo:font-size="13pt" fo:font-style="normal" style:text-underline-style="none" officeooo:rsid="01007c95" officeooo:paragraph-rsid="01007c95" fo:background-color="transparent" style:font-name-asian="Nimbus Mono L" style:font-size-asian="13pt" style:font-style-asian="normal" style:font-name-complex="Liberation Mono" style:font-size-complex="13pt" style:font-style-complex="normal"/>
    </style:style>
    <style:style style:name="P10" style:family="paragraph" style:parent-style-name="Preformatted_20_Text" style:master-page-name="">
      <style:paragraph-properties style:page-number="auto"/>
      <style:text-properties style:font-name="Liberation Serif" fo:font-size="13pt" fo:font-style="normal" style:text-underline-style="none" fo:font-weight="bold" officeooo:rsid="00083d4b" officeooo:paragraph-rsid="0045ab15" style:font-size-asian="13pt" style:font-style-asian="normal" style:font-weight-asian="bold" style:font-size-complex="13pt" style:font-style-complex="normal" style:font-weight-complex="bold"/>
    </style:style>
    <style:style style:name="P11"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2" style:family="paragraph" style:parent-style-name="Preformatted_20_Text">
      <style:text-properties style:font-name="Liberation Serif" fo:font-size="13pt" fo:font-style="normal" style:text-underline-style="none" fo:font-weight="bold" officeooo:rsid="00083d4b" officeooo:paragraph-rsid="003b3a05" style:font-name-asian="Nimbus Mono L" style:font-size-asian="13pt" style:font-style-asian="normal" style:font-weight-asian="bold" style:font-name-complex="Liberation Mono" style:font-size-complex="13pt" style:font-style-complex="normal" style:font-weight-complex="bold"/>
    </style:style>
    <style:style style:name="P13" style:family="paragraph" style:parent-style-name="Preformatted_20_Text">
      <style:text-properties fo:font-size="13pt" officeooo:paragraph-rsid="01030806" style:font-size-asian="13pt" style:font-size-complex="13pt"/>
    </style:style>
    <style:style style:name="P14" style:family="paragraph" style:parent-style-name="Preformatted_20_Text">
      <style:text-properties fo:font-size="13pt" officeooo:paragraph-rsid="00f85168" style:font-size-asian="13pt" style:font-size-complex="13pt"/>
    </style:style>
    <style:style style:name="P15" style:family="paragraph" style:parent-style-name="Preformatted_20_Text">
      <style:text-properties fo:font-size="13pt" officeooo:paragraph-rsid="00fa0990" style:font-size-asian="13pt" style:font-size-complex="13pt"/>
    </style:style>
    <style:style style:name="P16" style:family="paragraph" style:parent-style-name="Preformatted_20_Text">
      <style:text-properties fo:font-size="13pt" officeooo:paragraph-rsid="00f060c8" style:font-size-asian="13pt" style:font-size-complex="13pt"/>
    </style:style>
    <style:style style:name="P17" style:family="paragraph" style:parent-style-name="Preformatted_20_Text">
      <style:text-properties fo:font-size="13pt" officeooo:paragraph-rsid="00b05fed" style:font-size-asian="13pt" style:font-size-complex="13pt"/>
    </style:style>
    <style:style style:name="P18" style:family="paragraph" style:parent-style-name="Preformatted_20_Text">
      <style:text-properties fo:font-size="13pt" officeooo:paragraph-rsid="01060130" style:font-size-asian="13pt" style:font-size-complex="13pt"/>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0a7a091"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0f26854" style:font-name-asian="Nimbus Mono L" style:font-size-asian="16pt" style:font-weight-asian="bold" style:font-name-complex="Liberation Mono" style:font-size-complex="16pt" style:font-weight-complex="bold"/>
    </style:style>
    <style:style style:name="T6" style:family="text">
      <style:text-properties style:font-name="Liberation Sans" fo:font-size="16pt" fo:font-weight="bold" officeooo:rsid="00fd4a27" style:font-name-asian="Nimbus Mono L" style:font-size-asian="16pt" style:font-weight-asian="bold" style:font-name-complex="Liberation Mono" style:font-size-complex="16pt" style:font-weight-complex="bold"/>
    </style:style>
    <style:style style:name="T7" style:family="text">
      <style:text-properties style:font-name="Liberation Sans" fo:font-size="16pt" fo:font-weight="bold" officeooo:rsid="0101fa77" style:font-name-asian="Nimbus Mono L" style:font-size-asian="16pt" style:font-weight-asian="bold" style:font-name-complex="Liberation Mono" style:font-size-complex="16pt" style:font-weight-complex="bold"/>
    </style:style>
    <style:style style:name="T8" style:family="text">
      <style:text-properties style:font-name="Liberation Sans" fo:font-style="normal" style:text-underline-style="none" officeooo:rsid="00f85168"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0ef1276"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0ff8d45"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030806"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0cdf6be"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0d4e89b"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0da7105"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0fa0990"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0ffff7c"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047f4f"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060130"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0d5f0a8" fo:background-color="transparent" loext:char-shading-value="0"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0f060c8" fo:background-color="transparent" loext:char-shading-value="0"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0fd4a27"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0ffff7c"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0fa0990"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1005c43"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0bd0bf4"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04b462a"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0b9cc69"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0f51e3e"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0e307b6"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0b05fed"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0fb7a0c"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0640cd"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107b1ba"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03e7444" fo:background-color="transparent" loext:char-shading-value="0" style:font-style-asian="normal" style:font-style-complex="normal"/>
    </style:style>
    <style:style style:name="T35" style:family="text">
      <style:text-properties style:font-name="Liberation Sans" fo:font-style="normal" style:text-underline-style="none" officeooo:rsid="004b462a" fo:background-color="transparent" loext:char-shading-value="0" style:font-style-asian="normal" style:font-style-complex="normal"/>
    </style:style>
    <style:style style:name="T36" style:family="text">
      <style:text-properties style:font-name="Liberation Sans" fo:font-style="normal" style:text-underline-style="none" officeooo:rsid="00e307b6" fo:background-color="transparent" loext:char-shading-value="0" style:font-style-asian="normal" style:font-style-complex="normal"/>
    </style:style>
    <style:style style:name="T37" style:family="text">
      <style:text-properties style:font-name="Liberation Sans" fo:font-style="normal" style:text-underline-style="none" officeooo:rsid="00083d4b" fo:background-color="transparent" loext:char-shading-value="0" style:font-style-asian="normal" style:font-style-complex="normal"/>
    </style:style>
    <style:style style:name="T38" style:family="text">
      <style:text-properties officeooo:rsid="000dd66a"/>
    </style:style>
    <style:style style:name="T39" style:family="text">
      <style:text-properties officeooo:rsid="00697aa2"/>
    </style:style>
    <style:style style:name="T40" style:family="text">
      <style:text-properties officeooo:rsid="0101fa77"/>
    </style:style>
    <style:style style:name="T41" style:family="text">
      <style:text-properties officeooo:rsid="010640c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2"><text:span text:style-name="T7">28</text:span><text:span text:style-name="T5">th</text:span><text:span text:style-name="T4"> </text:span><text:span text:style-name="T6">August</text:span><text:span text:style-name="T1"> 20</text:span><text:span text:style-name="T2">2</text:span><text:span text:style-name="T3">2</text:span></text:p>
      <text:p text:style-name="P5"><text:span text:style-name="T40">Gal</text:span> <text:span text:style-name="T40">2</text:span>:1<text:span text:style-name="T40">0</text:span></text:p>
      <text:p text:style-name="P4">All they asked was that we should continue to remember the poor, the very thing I had been eager to do all along.</text:p>
      <text:p text:style-name="P3"/>
      <text:p text:style-name="P10">Thanks to God</text:p>
      <text:p text:style-name="P13"><text:span text:style-name="T8">Heavenly Father</text:span><text:span text:style-name="T9">, </text:span><text:span text:style-name="T10">we </text:span><text:span text:style-name="T11">come into</text:span><text:span text:style-name="T10"> You</text:span><text:span text:style-name="T11">r</text:span><text:span text:style-name="T10"> Presence </text:span><text:span text:style-name="T11">today, acknowledging that You are the God of all Creation, yet You are also concerned for the poor, the destitute and the downtrodden. </text:span><text:span text:style-name="T10">We </text:span><text:span text:style-name="T11">have received grace, mercy and peace from You through the coming of Jesus, His death on the Cross and His resurrection and </text:span><text:span text:style-name="T17">a</text:span><text:span text:style-name="T11">scension to glory at Your right hand.</text:span></text:p>
      <text:p text:style-name="P13"><text:span text:style-name="T10"/></text:p>
      <text:p text:style-name="P14"><text:span text:style-name="T9">We </text:span><text:span text:style-name="T8">thank</text:span><text:span text:style-name="T9"> You </text:span><text:span text:style-name="T10">that Your love and peace surround us and that the Holy Spirit lifts us up and strengthens the bonds of peace between us.</text:span></text:p>
      <text:p text:style-name="P6"/>
      <text:p text:style-name="P12">The Wide World...<text:span text:style-name="T38"> a</text:span>nd <text:span text:style-name="T39">in </text:span>the wider Church</text:p>
      <text:p text:style-name="P18"><text:span text:style-name="T12">I</text:span><text:span text:style-name="T13">n the wider world </text:span><text:span text:style-name="T14">w</text:span><text:span text:style-name="T12">e pray </text:span><text:span text:style-name="T15">for peace </text:span><text:span text:style-name="T16">also, even as we see so much turmoil and strife as <text:s/></text:span><text:span text:style-name="T17">a consequence of </text:span><text:span text:style-name="T16">sin. </text:span><text:span text:style-name="T17">We</text:span><text:span text:style-name="T10"> thank You that we </text:span><text:span text:style-name="T17">are blessed but we ask for the same grace, mercy and peace in Eastern Europe, where so many refugees from the Ukraine war are in a desperate situation approaching winter. We thank You for the churches there where </text:span><text:span text:style-name="T18">the </text:span><text:span text:style-name="T17">people minister Your love and grace to those refugees.</text:span></text:p>
      <text:p text:style-name="P18"><text:span text:style-name="T17"/></text:p>
      <text:p text:style-name="P18"><text:span text:style-name="T17">We thank You for the report of how effectively our mission support for Eva and Lazlo is being used. We continue to pray for them. </text:span><text:span text:style-name="T18">They are in need of more provision from Your hand, so that those who come across the border can be sheltered, clothed and fed. We pray also for protection from the coming winter as fuel prices skyrocket</text:span><text:span text:style-name="T17"> –</text:span><text:span text:style-name="T18"> making heating, which we take for granted, unaffordable for many.</text:span></text:p>
      <text:p text:style-name="P15"><text:span text:style-name="T15"/></text:p>
      <text:p text:style-name="P15"><text:span text:style-name="T15">We pray </text:span><text:span text:style-name="T16">again </text:span><text:span text:style-name="T15">for the restoration of </text:span><text:span text:style-name="T16">peace, </text:span><text:span text:style-name="T15">order and good government in Sri Lanka where Barnabus Fund works to help provide food and basic services to the people.</text:span></text:p>
      <text:p text:style-name="P7"/>
      <text:p text:style-name="P11">Ashburton</text:p>
      <text:p text:style-name="P16"><text:span text:style-name="T19">W</text:span><text:span text:style-name="T20">e </text:span><text:span text:style-name="T21">give thanks</text:span><text:span text:style-name="T20"> for the Church </text:span><text:span text:style-name="T32">Revitalization Program and for Rod Morris who is with us today.</text:span><text:span text:style-name="T23"> </text:span><text:span text:style-name="T20">May </text:span><text:span text:style-name="T22">we </text:span><text:span text:style-name="T32">learn from his wider experience of the Body of Christ as he walks with us to see our calling, our vision take shape, so that this community may see in our lives that You are truly the God Who cares for His people. Help us to demonstrate that You draw a vast number to hear and respond to the Good News. Some may not even realize that they are in need of the Saviour, while others seek Him in so many other places and other ways.</text:span></text:p>
      <text:p text:style-name="P8"/>
      <text:p text:style-name="P9">We pray for those among us who need Your healing hand, especially remembering Diane <text:span text:style-name="T41">and her heart condition</text:span> and Shiun’<text:span text:style-name="T41">s slow recovery</text:span>. <text:span text:style-name="T41">We pray also for Margaret Sanders in the UK, that her visits to family will be blessed and happy and that all her travels will be safe.</text:span></text:p>
      <text:p text:style-name="P9"/>
      <text:p text:style-name="P17"><text:span text:style-name="T25">And now w</text:span><text:span text:style-name="T34">e pray for </text:span><text:span text:style-name="T24">Barry</text:span><text:span text:style-name="T34"> as he preach</text:span><text:span text:style-name="T26">es </text:span><text:span text:style-name="T27">today.</text:span><text:span text:style-name="T26"> </text:span><text:span text:style-name="T28">Help us to take Your Word </text:span><text:span text:style-name="T24">in, and grow in our undertanding of the church and our place in Your work here</text:span><text:span text:style-name="T28">. </text:span><text:span text:style-name="T33">May</text:span><text:span text:style-name="T29"> we </text:span><text:span text:style-name="T33">be doers of Your Word and not merely hearers. This we </text:span><text:span text:style-name="T29">pray </text:span><text:span text:style-name="T30">in </text:span><text:span text:style-name="T29">th</text:span><text:span text:style-name="T30">e Name </text:span><text:span text:style-name="T29">of </text:span><text:span text:style-name="T33">our Lord </text:span><text:span text:style-name="T29">Jesus</text:span><text:span text:style-name="T35">, </text:span><text:span text:style-name="T28">for Whose Kingdom we work </text:span><text:span text:style-name="T31">in the strength You give us</text:span><text:span text:style-name="T36">,</text:span><text:span text:style-name="T37"> Ame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2-08-27T20:33:53.378028890</dc:date>
    <meta:editing-duration>PT9H36M49S</meta:editing-duration>
    <meta:editing-cycles>110</meta:editing-cycles>
    <meta:generator>LibreOffice/7.3.5.2$Linux_X86_64 LibreOffice_project/30$Build-2</meta:generator>
    <meta:print-date>2022-08-13T20:52:54.257042608</meta:print-date>
    <meta:document-statistic meta:table-count="0" meta:image-count="0" meta:object-count="0" meta:page-count="1" meta:paragraph-count="15" meta:word-count="529" meta:character-count="2788" meta:non-whitespace-character-count="2272"/>
  </office:meta>
</office:document-meta>
</file>